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2.1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4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6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0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9cm" svg:y="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5.1cm" svg:height="8.2cm" svg:x="1.2cm" svg:y="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2.6cm" svg:height="1.5cm" svg:x="3cm" svg:y="5.7cm">
            <text:p text:style-name="P2">51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xml:id="id1" draw:id="id1" draw:layer="layout" svg:width="2.6cm" svg:height="1.5cm" svg:x="2.9cm" svg:y="9.2cm">
            <text:p text:style-name="P2">2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text-style-name="P3" draw:layer="layout" svg:width="1.065cm" svg:height="1.195cm" svg:x="1.6cm" svg:y="5.8cm">
            <draw:text-box>
              <text:p><text:span text:style-name="T1">A</text:span></text:p>
            </draw:text-box>
          </draw:frame>
          <draw:frame draw:style-name="gr3" draw:text-style-name="P3" draw:layer="layout" svg:width="1.302cm" svg:height="1.195cm" svg:x="1.4cm" svg:y="9.405cm">
            <draw:text-box>
              <text:p><text:span text:style-name="T1">IP</text:span></text:p>
            </draw:text-box>
          </draw:frame>
        </draw:g>
        <draw:frame draw:style-name="gr3" draw:text-style-name="P3" draw:layer="layout" svg:width="4.172cm" svg:height="1.195cm" svg:x="1.728cm" svg:y="2.7cm">
          <draw:text-box>
            <text:p><text:span text:style-name="T1">Регистры</text:span></text:p>
          </draw:text-box>
        </draw:frame>
        <draw:frame draw:style-name="gr3" draw:text-style-name="P3" draw:layer="layout" svg:width="8.753cm" svg:height="1.195cm" svg:x="11.4cm" svg:y="3.9cm">
          <draw:text-box>
            <text:p><text:span text:style-name="T1">Оперативная память</text:span></text:p>
          </draw:text-box>
        </draw:frame>
        <draw:frame draw:style-name="gr3" draw:text-style-name="P3" draw:layer="layout" svg:width="0.972cm" svg:height="1.195cm" svg:x="7.528cm" svg:y="5.805cm">
          <draw:text-box>
            <text:p><text:span text:style-name="T1">0</text:span></text:p>
          </draw:text-box>
        </draw:frame>
        <draw:frame draw:style-name="gr3" draw:text-style-name="P3" draw:layer="layout" svg:width="0.972cm" svg:height="1.195cm" svg:x="9.528cm" svg:y="5.805cm">
          <draw:text-box>
            <text:p><text:span text:style-name="T1">1</text:span></text:p>
          </draw:text-box>
        </draw:frame>
        <draw:frame draw:style-name="gr3" draw:text-style-name="P3" draw:layer="layout" svg:width="0.972cm" svg:height="1.195cm" svg:x="11.528cm" svg:y="5.8cm">
          <draw:text-box>
            <text:p><text:span text:style-name="T1">2</text:span></text:p>
          </draw:text-box>
        </draw:frame>
        <draw:frame draw:style-name="gr3" draw:text-style-name="P3" draw:layer="layout" svg:width="0.972cm" svg:height="1.195cm" svg:x="13.528cm" svg:y="5.805cm">
          <draw:text-box>
            <text:p><text:span text:style-name="T1">3</text:span></text:p>
          </draw:text-box>
        </draw:frame>
        <draw:frame draw:style-name="gr3" draw:text-style-name="P3" draw:layer="layout" svg:width="0.972cm" svg:height="1.195cm" svg:x="15.5cm" svg:y="5.805cm">
          <draw:text-box>
            <text:p><text:span text:style-name="T1">4</text:span></text:p>
          </draw:text-box>
        </draw:frame>
        <draw:frame draw:style-name="gr3" draw:text-style-name="P3" draw:layer="layout" svg:width="0.972cm" svg:height="1.195cm" svg:x="17.528cm" svg:y="5.8cm">
          <draw:text-box>
            <text:p><text:span text:style-name="T1">5</text:span></text:p>
          </draw:text-box>
        </draw:frame>
        <draw:frame draw:style-name="gr3" draw:text-style-name="P3" draw:layer="layout" svg:width="0.972cm" svg:height="1.195cm" svg:x="19.6cm" svg:y="5.8cm">
          <draw:text-box>
            <text:p><text:span text:style-name="T1">6</text:span></text:p>
          </draw:text-box>
        </draw:frame>
        <draw:frame draw:style-name="gr3" draw:text-style-name="P3" draw:layer="layout" svg:width="0.972cm" svg:height="1.195cm" svg:x="21.528cm" svg:y="5.805cm">
          <draw:text-box>
            <text:p><text:span text:style-name="T1">7</text:span></text:p>
          </draw:text-box>
        </draw:frame>
        <draw:frame draw:style-name="gr3" draw:text-style-name="P3" draw:layer="layout" svg:width="0.972cm" svg:height="1.195cm" svg:x="21.528cm" svg:y="5.806cm">
          <draw:text-box>
            <text:p><text:span text:style-name="T1">7</text:span></text:p>
          </draw:text-box>
        </draw:frame>
        <draw:frame draw:style-name="gr4" draw:text-style-name="P3" draw:layer="layout" svg:width="0.972cm" svg:height="1.2cm" svg:x="23.628cm" svg:y="5.8cm">
          <draw:text-box>
            <text:p><text:span text:style-name="T1">8</text:span></text:p>
          </draw:text-box>
        </draw:frame>
        <draw:frame draw:style-name="gr3" draw:text-style-name="P3" draw:layer="layout" svg:width="1.442cm" svg:height="1.195cm" svg:x="9.272cm" svg:y="7.405cm">
          <draw:text-box>
            <text:p><text:span text:style-name="T1">51</text:span></text:p>
          </draw:text-box>
        </draw:frame>
        <draw:frame draw:style-name="gr3" draw:text-style-name="P3" draw:layer="layout" svg:width="1.442cm" svg:height="1.195cm" svg:x="11.272cm" svg:y="7.405cm">
          <draw:text-box>
            <text:p><text:span text:style-name="T1">21</text:span></text:p>
          </draw:text-box>
        </draw:frame>
        <draw:frame draw:style-name="gr3" draw:text-style-name="P3" draw:layer="layout" svg:width="1.442cm" svg:height="1.195cm" svg:x="13.272cm" svg:y="7.4cm">
          <draw:text-box>
            <text:p><text:span text:style-name="T1">43</text:span></text:p>
          </draw:text-box>
        </draw:frame>
        <draw:frame draw:style-name="gr3" draw:text-style-name="P3" draw:layer="layout" svg:width="1.442cm" svg:height="1.195cm" svg:x="15.272cm" svg:y="7.405cm">
          <draw:text-box>
            <text:p><text:span text:style-name="T1">20</text:span></text:p>
          </draw:text-box>
        </draw:frame>
        <draw:frame draw:style-name="gr3" draw:text-style-name="P3" draw:layer="layout" svg:width="1.442cm" svg:height="1.195cm" svg:x="17.244cm" svg:y="7.405cm">
          <draw:text-box>
            <text:p><text:span text:style-name="T1">32</text:span></text:p>
          </draw:text-box>
        </draw:frame>
        <draw:frame draw:style-name="gr3" draw:text-style-name="P3" draw:layer="layout" svg:width="1.442cm" svg:height="1.195cm" svg:x="19.272cm" svg:y="7.4cm">
          <draw:text-box>
            <text:p><text:span text:style-name="T1">77</text:span></text:p>
          </draw:text-box>
        </draw:frame>
        <draw:frame draw:style-name="gr3" draw:text-style-name="P3" draw:layer="layout" svg:width="0.972cm" svg:height="1.195cm" svg:x="21.6cm" svg:y="7.4cm">
          <draw:text-box>
            <text:p><text:span text:style-name="T1">0</text:span></text:p>
          </draw:text-box>
        </draw:frame>
        <draw:frame draw:style-name="gr3" draw:text-style-name="P3" draw:layer="layout" svg:width="1.213cm" svg:height="1.195cm" svg:x="25.6cm" svg:y="7.304cm">
          <draw:text-box>
            <text:p><text:span text:style-name="T1">...</text:span></text:p>
          </draw:text-box>
        </draw:frame>
        <draw:frame draw:style-name="gr3" draw:text-style-name="P3" draw:layer="layout" svg:width="0.972cm" svg:height="1.195cm" svg:x="23.528cm" svg:y="7.406cm">
          <draw:text-box>
            <text:p><text:span text:style-name="T1">0</text:span></text:p>
          </draw:text-box>
        </draw:frame>
        <draw:custom-shape draw:style-name="gr1" draw:text-style-name="P1" draw:layer="layout" svg:width="2.1cm" svg:height="2cm" svg:x="6.9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2cm" svg:height="1.195cm" svg:x="7.3cm" svg:y="7.401cm">
          <draw:text-box>
            <text:p><text:span text:style-name="T1">10</text:span></text:p>
          </draw:text-box>
        </draw:frame>
        <draw:connector draw:style-name="gr5" draw:text-style-name="P1" draw:layer="layout" draw:type="curve" svg:x1="5.5cm" svg:y1="9.95cm" svg:x2="12.05cm" svg:y2="9cm" draw:start-shape="id1" draw:start-glue-point="7" draw:end-shape="id2" draw:end-glue-point="2" svg:d="m5500 9950c4367 0 6550-316 6550-950" svg:viewBox="0 0 6551 951">
          <text:p/>
        </draw:connector>
        <draw:frame draw:style-name="gr3" draw:text-style-name="P1" draw:layer="layout" svg:width="4.117cm" svg:height="1.427cm" svg:x="24.7cm" svg:y="5.5cm">
          <draw:text-box>
            <text:p text:style-name="P2"><text:span text:style-name="T2">Номера ячеек </text:span></text:p>
            <text:p text:style-name="P2"><text:span text:style-name="T2">памят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09T10:46:32</meta:creation-date>
    <dc:date>2013-07-09T11:26:29</dc:date>
    <dc:creator>cleric </dc:creator>
    <meta:editing-duration>PT21M34S</meta:editing-duration>
    <meta:editing-cycles>4</meta:editing-cycles>
    <meta:generator>LibreOffice/3.5$Linux_x86 LibreOffice_project/350m1$Build-2</meta:generator>
    <meta:document-statistic meta:object-count="39"/>
  </office:meta>
</office:document-meta>
</file>